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43.00pt" fo:font-weight="normal" style:text-underline-mode="continuous" style:text-underline-type="single" style:text-underline-style="solid" style:text-underline-width="normal" fo:font-family="Lobster" style:font-family-asian="Lobster" style:font-family-complex="Lobster" fo:background-color="transparent" fo:color="#252932"/>
    </style:style>
    <style:style style:name="T2" style:family="text">
      <style:text-properties fo:font-size="22.00pt" fo:font-weight="bold" style:text-underline-mode="continuous" style:text-underline-type="single" style:text-underline-style="solid" style:text-underline-width="normal" fo:font-family="Arimo" style:font-family-asian="Arimo" style:font-family-complex="Arimo" fo:background-color="transparent" fo:color="#252932"/>
    </style:style>
    <style:style style:name="T3" style:family="text">
      <style:text-properties fo:font-size="15.00pt" fo:font-weight="bold" style:text-underline-mode="continuous" style:text-underline-type="single" style:text-underline-style="solid" style:text-underline-width="normal" fo:font-family="Arimo" style:font-family-asian="Arimo" style:font-family-complex="Arimo" fo:background-color="transparent" fo:color="#343434"/>
    </style:style>
    <style:style style:name="T4" style:family="text">
      <style:text-properties fo:font-size="15.00pt" fo:font-weight="normal" style:text-underline-mode="continuous" style:text-underline-type="single" style:text-underline-style="solid" style:text-underline-width="normal" fo:font-family="Arimo" style:font-family-asian="Arimo" style:font-family-complex="Arimo" fo:background-color="transparent" fo:color="#343434"/>
    </style:style>
    <style:style style:name="T5" style:family="text">
      <style:text-properties fo:font-size="15.00pt" fo:font-weight="bold" style:text-underline-mode="continuous" style:text-underline-type="single" style:text-underline-style="solid" style:text-underline-width="normal" fo:font-family="Arimo" style:font-family-asian="Arimo" style:font-family-complex="Arimo" fo:background-color="transparent" fo:color="#343434"/>
    </style:style>
    <style:style style:name="T6" style:family="text">
      <style:text-properties fo:font-size="15.00pt" fo:font-weight="normal" style:text-underline-mode="continuous" style:text-underline-type="single" style:text-underline-style="solid" style:text-underline-width="normal" fo:font-family="Arimo" style:font-family-asian="Arimo" style:font-family-complex="Arimo" fo:background-color="transparent" fo:color="#343434"/>
    </style:style>
    <style:style style:name="T7" style:family="text">
      <style:text-properties fo:font-size="15.00pt" fo:font-weight="bold" fo:font-family="Arimo" style:font-family-asian="Arimo" style:font-family-complex="Arimo" fo:background-color="transparent" fo:color="#343434"/>
    </style:style>
    <style:style style:name="T8" style:family="text">
      <style:text-properties fo:font-size="15.00pt" fo:font-weight="bold" style:text-underline-mode="continuous" style:text-underline-type="single" style:text-underline-style="solid" style:text-underline-width="normal" fo:font-family="Arimo" style:font-family-asian="Arimo" style:font-family-complex="Arimo" fo:background-color="transparent" fo:color="#343434"/>
    </style:style>
    <style:style style:name="T9" style:family="text">
      <style:text-properties fo:font-size="15.00pt" fo:font-weight="normal" style:text-underline-mode="continuous" style:text-underline-type="single" style:text-underline-style="solid" style:text-underline-width="normal" fo:font-family="Arimo" style:font-family-asian="Arimo" style:font-family-complex="Arimo" fo:background-color="transparent" fo:color="#343434"/>
    </style:style>
    <style:style style:name="T10" style:family="text">
      <style:text-properties fo:font-size="25.00pt" fo:font-weight="normal" style:text-underline-mode="continuous" style:text-underline-type="single" style:text-underline-style="solid" style:text-underline-width="normal" fo:font-family="Lobster" style:font-family-asian="Lobster" style:font-family-complex="Lobster" fo:background-color="transparent" fo:color="#252932"/>
    </style:style>
    <style:style style:name="T11" style:family="text">
      <style:text-properties fo:font-size="15.00pt" fo:font-weight="bold" style:text-underline-mode="continuous" style:text-underline-type="single" style:text-underline-style="solid" style:text-underline-width="normal" fo:font-family="Arimo" style:font-family-asian="Arimo" style:font-family-complex="Arimo" fo:background-color="transparent" fo:color="#343434"/>
    </style:style>
    <style:style style:name="T12" style:family="text">
      <style:text-properties fo:font-size="19.00pt" fo:font-weight="bold" style:text-underline-mode="continuous" style:text-underline-type="single" style:text-underline-style="solid" style:text-underline-width="normal" fo:font-family="Arimo" style:font-family-asian="Arimo" style:font-family-complex="Arimo" fo:background-color="transparent" fo:color="#343434"/>
    </style:style>
    <style:style style:name="T13" style:family="text">
      <style:text-properties fo:font-size="15.00pt" fo:font-weight="normal" style:text-underline-mode="continuous" style:text-underline-type="single" style:text-underline-style="solid" style:text-underline-width="normal" fo:font-family="Arimo" style:font-family-asian="Arimo" style:font-family-complex="Arimo" fo:background-color="transparent" fo:color="#343434" fo:font-style="italic"/>
    </style:style>
    <style:style style:name="T14" style:family="text">
      <style:text-properties fo:font-size="15.00pt" fo:font-weight="normal" style:text-underline-mode="continuous" style:text-underline-type="single" style:text-underline-style="solid" style:text-underline-width="normal" fo:font-family="Arimo" style:font-family-asian="Arimo" style:font-family-complex="Arimo" fo:background-color="transparent" fo:color="#343434"/>
    </style:style>
    <style:style style:name="T15" style:family="text">
      <style:text-properties fo:font-size="15.00pt" fo:font-weight="bold" style:text-underline-mode="continuous" style:text-underline-type="single" style:text-underline-style="solid" style:text-underline-width="normal" fo:font-family="Arimo" style:font-family-asian="Arimo" style:font-family-complex="Arimo" fo:background-color="transparent" fo:color="#343434"/>
    </style:style>
    <style:style style:name="T16" style:family="text">
      <style:text-properties fo:font-size="19.00pt" fo:font-weight="bold" style:text-underline-mode="continuous" style:text-underline-type="single" style:text-underline-style="solid" style:text-underline-width="normal" fo:font-family="Arimo" style:font-family-asian="Arimo" style:font-family-complex="Arimo" fo:background-color="transparent" fo:color="#343434"/>
    </style:style>
    <style:style style:name="T17" style:family="text">
      <style:text-properties fo:font-size="15.00pt" fo:font-weight="normal" style:text-underline-mode="continuous" style:text-underline-type="single" style:text-underline-style="solid" style:text-underline-width="normal" fo:font-family="Arimo" style:font-family-asian="Arimo" style:font-family-complex="Arimo" fo:background-color="transparent" fo:color="#343434" fo:font-style="italic"/>
    </style:style>
    <style:style style:name="T18" style:family="text">
      <style:text-properties fo:font-size="15.00pt" fo:font-weight="normal" style:text-underline-mode="continuous" style:text-underline-type="single" style:text-underline-style="solid" style:text-underline-width="normal" fo:font-family="Arimo" style:font-family-asian="Arimo" style:font-family-complex="Arimo" fo:background-color="transparent" fo:color="#343434"/>
    </style:style>
    <style:style style:name="T19" style:family="text">
      <style:text-properties fo:font-size="15.00pt" fo:font-weight="normal" fo:font-family="Arimo" style:font-family-asian="Arimo" style:font-family-complex="Arimo" fo:background-color="transparent" fo:color="#343434"/>
    </style:style>
    <style:style style:name="T20" style:family="text">
      <style:text-properties fo:font-size="15.00pt" fo:font-weight="normal" style:text-underline-mode="continuous" style:text-underline-type="single" style:text-underline-style="solid" style:text-underline-width="normal" fo:font-family="Arimo" style:font-family-asian="Arimo" style:font-family-complex="Arimo" fo:background-color="transparent" fo:color="#343434"/>
    </style:style>
    <style:style style:name="T21" style:family="text">
      <style:text-properties fo:font-size="15.00pt" fo:font-weight="bold" style:text-underline-mode="continuous" style:text-underline-type="single" style:text-underline-style="solid" style:text-underline-width="normal" fo:font-family="Arimo" style:font-family-asian="Arimo" style:font-family-complex="Arimo" fo:background-color="transparent" fo:color="#343434"/>
    </style:style>
    <style:style style:name="T22" style:family="text">
      <style:text-properties fo:font-size="19.00pt" fo:font-weight="bold" style:text-underline-mode="continuous" style:text-underline-type="single" style:text-underline-style="solid" style:text-underline-width="normal" fo:font-family="Arimo" style:font-family-asian="Arimo" style:font-family-complex="Arimo" fo:background-color="transparent" fo:color="#343434"/>
    </style:style>
    <style:style style:name="T23" style:family="text">
      <style:text-properties fo:font-size="15.00pt" fo:font-weight="normal" style:text-underline-mode="continuous" style:text-underline-type="single" style:text-underline-style="solid" style:text-underline-width="normal" fo:font-family="Arimo" style:font-family-asian="Arimo" style:font-family-complex="Arimo" fo:background-color="transparent" fo:color="#343434" fo:font-style="italic"/>
    </style:style>
    <style:style style:name="T24" style:family="text">
      <style:text-properties fo:font-size="15.00pt" fo:font-weight="normal" style:text-underline-mode="continuous" style:text-underline-type="single" style:text-underline-style="solid" style:text-underline-width="normal" fo:font-family="Arimo" style:font-family-asian="Arimo" style:font-family-complex="Arimo" fo:background-color="transparent" fo:color="#343434"/>
    </style:style>
    <style:style style:name="T25" style:family="text">
      <style:text-properties fo:font-size="15.00pt" fo:font-weight="normal" fo:font-family="Arimo" style:font-family-asian="Arimo" style:font-family-complex="Arimo" fo:background-color="transparent" fo:color="#343434"/>
    </style:style>
    <style:style style:name="T26" style:family="text">
      <style:text-properties fo:font-size="15.00pt" fo:font-weight="normal" style:text-underline-mode="continuous" style:text-underline-type="single" style:text-underline-style="solid" style:text-underline-width="normal" fo:font-family="Arimo" style:font-family-asian="Arimo" style:font-family-complex="Arimo" fo:background-color="transparent" fo:color="#343434"/>
    </style:style>
    <style:style style:name="T27" style:family="text">
      <style:text-properties fo:font-size="25.00pt" fo:font-weight="normal" style:text-underline-mode="continuous" style:text-underline-type="single" style:text-underline-style="solid" style:text-underline-width="normal" fo:font-family="Lobster" style:font-family-asian="Lobster" style:font-family-complex="Lobster" fo:background-color="transparent" fo:color="#252932"/>
    </style:style>
    <style:style style:name="T28" style:family="text">
      <style:text-properties fo:font-size="15.00pt" fo:font-weight="bold" style:text-underline-mode="continuous" style:text-underline-type="single" style:text-underline-style="solid" style:text-underline-width="normal" fo:font-family="Arimo" style:font-family-asian="Arimo" style:font-family-complex="Arimo" fo:background-color="transparent" fo:color="#343434"/>
    </style:style>
    <style:style style:name="T29" style:family="text">
      <style:text-properties fo:font-size="19.00pt" fo:font-weight="bold" style:text-underline-mode="continuous" style:text-underline-type="single" style:text-underline-style="solid" style:text-underline-width="normal" fo:font-family="Arimo" style:font-family-asian="Arimo" style:font-family-complex="Arimo" fo:background-color="transparent" fo:color="#343434"/>
    </style:style>
    <style:style style:name="T30" style:family="text">
      <style:text-properties fo:font-size="15.00pt" fo:font-weight="normal" style:text-underline-mode="continuous" style:text-underline-type="single" style:text-underline-style="solid" style:text-underline-width="normal" fo:font-family="Calibri" style:font-family-asian="Calibri" style:font-family-complex="Calibri" fo:background-color="transparent" fo:color="#343434"/>
    </style:style>
    <style:style style:name="T31" style:family="text">
      <style:text-properties fo:font-size="15.00pt" fo:font-weight="bold" style:text-underline-mode="continuous" style:text-underline-type="single" style:text-underline-style="solid" style:text-underline-width="normal" fo:font-family="Arimo" style:font-family-asian="Arimo" style:font-family-complex="Arimo" fo:background-color="transparent" fo:color="#343434"/>
    </style:style>
    <style:style style:name="T32" style:family="text">
      <style:text-properties fo:font-size="19.00pt" fo:font-weight="bold" style:text-underline-mode="continuous" style:text-underline-type="single" style:text-underline-style="solid" style:text-underline-width="normal" fo:font-family="Arimo" style:font-family-asian="Arimo" style:font-family-complex="Arimo" fo:background-color="transparent" fo:color="#343434"/>
    </style:style>
    <style:style style:name="T33" style:family="text">
      <style:text-properties fo:font-size="15.00pt" fo:font-weight="normal" style:text-underline-mode="continuous" style:text-underline-type="single" style:text-underline-style="solid" style:text-underline-width="normal" fo:font-family="Calibri" style:font-family-asian="Calibri" style:font-family-complex="Calibri" fo:background-color="transparent" fo:color="#343434"/>
    </style:style>
    <style:style style:name="T34" style:family="text">
      <style:text-properties fo:font-size="25.00pt" fo:font-weight="normal" style:text-underline-mode="continuous" style:text-underline-type="single" style:text-underline-style="solid" style:text-underline-width="normal" fo:font-family="Lobster" style:font-family-asian="Lobster" style:font-family-complex="Lobster" fo:background-color="transparent" fo:color="#252932"/>
    </style:style>
    <style:style style:name="T35" style:family="text">
      <style:text-properties fo:font-size="15.00pt" fo:font-weight="bold" style:text-underline-mode="continuous" style:text-underline-type="single" style:text-underline-style="solid" style:text-underline-width="normal" fo:font-family="Arimo" style:font-family-asian="Arimo" style:font-family-complex="Arimo" fo:background-color="transparent" fo:color="#343434"/>
    </style:style>
    <style:style style:name="T36" style:family="text">
      <style:text-properties fo:font-size="15.00pt" fo:font-weight="normal" style:text-underline-mode="continuous" style:text-underline-type="single" style:text-underline-style="solid" style:text-underline-width="normal" fo:font-family="Arimo" style:font-family-asian="Arimo" style:font-family-complex="Arimo" fo:background-color="transparent" fo:color="#343434"/>
    </style:style>
    <style:style style:name="T37" style:family="text">
      <style:text-properties fo:font-size="15.00pt" fo:font-weight="bold" style:text-underline-mode="continuous" style:text-underline-type="single" style:text-underline-style="solid" style:text-underline-width="normal" fo:font-family="Arimo" style:font-family-asian="Arimo" style:font-family-complex="Arimo" fo:background-color="transparent" fo:color="#343434"/>
    </style:style>
    <style:style style:name="T38" style:family="text">
      <style:text-properties fo:font-size="15.00pt" fo:font-weight="normal" style:text-underline-mode="continuous" style:text-underline-type="single" style:text-underline-style="solid" style:text-underline-width="normal" fo:font-family="Arimo" style:font-family-asian="Arimo" style:font-family-complex="Arimo" fo:background-color="transparent" fo:color="#343434"/>
    </style:style>
    <style:style style:name="T39" style:family="text">
      <style:text-properties fo:font-size="15.00pt" fo:font-weight="bold" style:text-underline-mode="continuous" style:text-underline-type="single" style:text-underline-style="solid" style:text-underline-width="normal" fo:font-family="Arimo" style:font-family-asian="Arimo" style:font-family-complex="Arimo" fo:background-color="transparent" fo:color="#343434"/>
    </style:style>
    <style:style style:name="T40" style:family="text">
      <style:text-properties fo:font-size="15.00pt" fo:font-weight="normal" style:text-underline-mode="continuous" style:text-underline-type="single" style:text-underline-style="solid" style:text-underline-width="normal" fo:font-family="Arimo" style:font-family-asian="Arimo" style:font-family-complex="Arimo" fo:background-color="transparent" fo:color="#343434"/>
    </style:style>
    <style:style style:name="T41" style:family="text">
      <style:text-properties fo:font-size="15.00pt" fo:font-weight="bold" style:text-underline-mode="continuous" style:text-underline-type="single" style:text-underline-style="solid" style:text-underline-width="normal" fo:font-family="Arimo" style:font-family-asian="Arimo" style:font-family-complex="Arimo" fo:background-color="transparent" fo:color="#343434"/>
    </style:style>
    <style:style style:name="T42" style:family="text">
      <style:text-properties fo:font-size="15.00pt" fo:font-weight="normal" style:text-underline-mode="continuous" style:text-underline-type="single" style:text-underline-style="solid" style:text-underline-width="normal" fo:font-family="Arimo" style:font-family-asian="Arimo" style:font-family-complex="Arimo" fo:background-color="transparent" fo:color="#343434"/>
    </style:style>
    <style:style style:name="T43" style:family="text">
      <style:text-properties fo:font-size="15.00pt" fo:font-weight="normal" fo:font-family="Arimo" style:font-family-asian="Arimo" style:font-family-complex="Arimo" fo:background-color="transparent" fo:color="#343434"/>
    </style:style>
    <style:style style:name="T44" style:family="text">
      <style:text-properties fo:font-size="15.00pt" fo:font-weight="normal" style:text-underline-mode="continuous" style:text-underline-type="single" style:text-underline-style="solid" style:text-underline-width="normal" fo:font-family="Arimo" style:font-family-asian="Arimo" style:font-family-complex="Arimo" fo:background-color="transparent" fo:color="#343434"/>
    </style:style>
    <style:style style:name="T45" style:family="text">
      <style:text-properties fo:font-size="15.00pt" fo:font-weight="normal" fo:font-family="Arimo" style:font-family-asian="Arimo" style:font-family-complex="Arimo" fo:background-color="transparent" fo:color="#343434"/>
    </style:style>
    <style:style style:name="T46" style:family="text">
      <style:text-properties fo:font-size="15.00pt" fo:font-weight="normal" style:text-underline-mode="continuous" style:text-underline-type="single" style:text-underline-style="solid" style:text-underline-width="normal" fo:font-family="Arimo" style:font-family-asian="Arimo" style:font-family-complex="Arimo" fo:background-color="transparent" fo:color="#343434"/>
    </style:style>
    <style:style style:name="T47" style:family="text">
      <style:text-properties fo:font-size="15.00pt" fo:font-weight="normal" fo:font-family="Arimo" style:font-family-asian="Arimo" style:font-family-complex="Arimo" fo:background-color="transparent" fo:color="#343434"/>
    </style:style>
    <style:style style:name="T48" style:family="text">
      <style:text-properties fo:font-size="15.00pt" fo:font-weight="normal" style:text-underline-mode="continuous" style:text-underline-type="single" style:text-underline-style="solid" style:text-underline-width="normal" fo:font-family="Arimo" style:font-family-asian="Arimo" style:font-family-complex="Arimo" fo:background-color="transparent" fo:color="#343434"/>
    </style:style>
    <style:style style:name="T49" style:family="text">
      <style:text-properties fo:font-size="15.00pt" fo:font-weight="normal" fo:font-family="Arimo" style:font-family-asian="Arimo" style:font-family-complex="Arimo" fo:background-color="transparent" fo:color="#343434"/>
    </style:style>
    <style:style style:name="T50" style:family="text">
      <style:text-properties fo:font-size="15.00pt" fo:font-weight="normal" style:text-underline-mode="continuous" style:text-underline-type="single" style:text-underline-style="solid" style:text-underline-width="normal" fo:font-family="Arimo" style:font-family-asian="Arimo" style:font-family-complex="Arimo" fo:background-color="transparent" fo:color="#343434"/>
    </style:style>
    <style:style style:name="T51" style:family="text">
      <style:text-properties fo:font-size="15.00pt" fo:font-weight="normal" fo:font-family="Arimo" style:font-family-asian="Arimo" style:font-family-complex="Arimo" fo:background-color="transparent" fo:color="#343434"/>
    </style:style>
    <style:style style:name="T52" style:family="text">
      <style:text-properties fo:font-size="15.00pt" fo:font-weight="normal" style:text-underline-mode="continuous" style:text-underline-type="single" style:text-underline-style="solid" style:text-underline-width="normal" fo:font-family="Arimo" style:font-family-asian="Arimo" style:font-family-complex="Arimo" fo:background-color="transparent" fo:color="#343434"/>
    </style:style>
    <style:style style:name="T53" style:family="text">
      <style:text-properties fo:font-size="15.00pt" fo:font-weight="bold" style:text-underline-mode="continuous" style:text-underline-type="single" style:text-underline-style="solid" style:text-underline-width="normal" fo:font-family="Arimo" style:font-family-asian="Arimo" style:font-family-complex="Arimo" fo:background-color="transparent" fo:color="#343434"/>
    </style:style>
    <style:style style:name="T54" style:family="text">
      <style:text-properties fo:font-size="15.00pt" fo:font-weight="normal" style:text-underline-mode="continuous" style:text-underline-type="single" style:text-underline-style="solid" style:text-underline-width="normal" fo:font-family="Arimo" style:font-family-asian="Arimo" style:font-family-complex="Arimo" fo:background-color="transparent" fo:color="#343434"/>
    </style:style>
    <style:style style:name="T55" style:family="text">
      <style:text-properties fo:font-size="15.00pt" fo:font-weight="normal" fo:font-family="Arimo" style:font-family-asian="Arimo" style:font-family-complex="Arimo" fo:background-color="transparent" fo:color="#343434"/>
    </style:style>
    <style:style style:name="T56" style:family="text">
      <style:text-properties fo:font-size="15.00pt" fo:font-weight="normal" style:text-underline-mode="continuous" style:text-underline-type="single" style:text-underline-style="solid" style:text-underline-width="normal" fo:font-family="Arimo" style:font-family-asian="Arimo" style:font-family-complex="Arimo" fo:background-color="transparent" fo:color="#343434"/>
    </style:style>
    <style:style style:name="T57" style:family="text">
      <style:text-properties fo:font-size="15.00pt" fo:font-weight="normal" fo:font-family="Arimo" style:font-family-asian="Arimo" style:font-family-complex="Arimo" fo:background-color="transparent" fo:color="#343434"/>
    </style:style>
    <style:style style:name="T58" style:family="text">
      <style:text-properties fo:font-size="15.00pt" fo:font-weight="normal" style:text-underline-mode="continuous" style:text-underline-type="single" style:text-underline-style="solid" style:text-underline-width="normal" fo:font-family="Arimo" style:font-family-asian="Arimo" style:font-family-complex="Arimo" fo:background-color="transparent" fo:color="#343434"/>
    </style:style>
    <style:style style:name="T59" style:family="text">
      <style:text-properties fo:font-size="15.00pt" fo:font-weight="normal" fo:font-family="Arimo" style:font-family-asian="Arimo" style:font-family-complex="Arimo" fo:background-color="transparent" fo:color="#343434"/>
    </style:style>
    <style:style style:name="T60" style:family="text">
      <style:text-properties fo:font-size="15.00pt" fo:font-weight="normal" style:text-underline-mode="continuous" style:text-underline-type="single" style:text-underline-style="solid" style:text-underline-width="normal" fo:font-family="Arimo" style:font-family-asian="Arimo" style:font-family-complex="Arimo" fo:background-color="transparent" fo:color="#343434"/>
    </style:style>
    <style:style style:name="P1" style:family="paragraph">
      <style:paragraph-properties fo:line-height="100.00%" fo:text-align="left"/>
    </style:style>
    <style:style style:name="P2" style:family="paragraph">
      <style:paragraph-properties fo:line-height="100.00%" fo:text-align="left" fo:margin-left="1.05pt" fo:text-indent="0.00pt" fo:margin-top="7.80pt"/>
    </style:style>
    <style:style style:name="P3" style:family="paragraph">
      <style:paragraph-properties fo:line-height="100.00%" fo:text-align="left" fo:margin-left="1.15pt" fo:text-indent="0.00pt" fo:margin-top="22.30pt"/>
    </style:style>
    <style:style style:name="P4" style:family="paragraph">
      <style:paragraph-properties fo:line-height="100.00%" fo:text-align="left" fo:margin-left="69.05pt" fo:text-indent="0.00pt" fo:margin-top="7.45pt"/>
    </style:style>
    <style:style style:name="P5" style:family="paragraph">
      <style:paragraph-properties fo:line-height="100.00%" fo:text-align="left" fo:margin-left="1.80pt" fo:text-indent="0.00pt" fo:margin-top="65.45pt"/>
    </style:style>
    <style:style style:name="P6" style:family="paragraph">
      <style:paragraph-properties fo:line-height="100.00%" fo:text-align="left" fo:margin-left="1.80pt" fo:text-indent="0.00pt" fo:margin-top="15.45pt"/>
    </style:style>
    <style:style style:name="P7" style:family="paragraph">
      <style:paragraph-properties fo:line-height="100.00%" fo:text-align="left" fo:margin-left="1.45pt" fo:text-indent="-0.25pt" fo:margin-right="42.45pt" fo:margin-top="27.45pt"/>
    </style:style>
    <style:style style:name="P8" style:family="paragraph">
      <style:paragraph-properties fo:line-height="100.00%" fo:text-align="left" fo:margin-left="0.35pt" fo:text-indent="0.00pt" fo:margin-top="12.65pt"/>
    </style:style>
    <style:style style:name="P9" style:family="paragraph">
      <style:paragraph-properties fo:line-height="100.00%" fo:text-align="left" fo:margin-left="1.30pt" fo:text-indent="0.00pt" fo:margin-top="19.80pt"/>
    </style:style>
    <style:style style:name="P10" style:family="paragraph">
      <style:paragraph-properties fo:line-height="100.00%" fo:text-align="left" fo:margin-left="157.10pt" fo:text-indent="0.00pt" fo:margin-top="9.80pt"/>
    </style:style>
    <style:style style:name="P11" style:family="paragraph">
      <style:paragraph-properties fo:line-height="100.00%" fo:text-align="left" fo:margin-left="156.95pt" fo:text-indent="0.00pt" fo:margin-top="7.45pt"/>
    </style:style>
    <style:style style:name="P12" style:family="paragraph">
      <style:paragraph-properties fo:line-height="100.00%" fo:text-align="left" fo:margin-left="156.55pt" fo:text-indent="0.00pt" fo:margin-top="7.45pt"/>
    </style:style>
    <style:style style:name="P13" style:family="paragraph">
      <style:paragraph-properties fo:line-height="100.00%" fo:text-align="left" fo:margin-left="156.35pt" fo:text-indent="0.00pt" fo:margin-top="7.45pt"/>
    </style:style>
    <style:style style:name="P14" style:family="paragraph">
      <style:paragraph-properties fo:line-height="100.00%" fo:text-align="left" fo:margin-left="156.15pt" fo:text-indent="0.00pt" fo:margin-top="7.45pt"/>
    </style:style>
    <style:style style:name="P15" style:family="paragraph">
      <style:paragraph-properties fo:line-height="100.00%" fo:text-align="left" fo:margin-left="1.30pt" fo:text-indent="0.00pt" fo:margin-top="15.45pt"/>
    </style:style>
    <style:style style:name="P16" style:family="paragraph">
      <style:paragraph-properties fo:line-height="100.00%" fo:text-align="left" fo:margin-left="157.10pt" fo:text-indent="0.00pt" fo:margin-top="9.80pt"/>
    </style:style>
    <style:style style:name="P17" style:family="paragraph">
      <style:paragraph-properties fo:line-height="100.00%" fo:text-align="left" fo:margin-left="156.95pt" fo:text-indent="0.00pt" fo:margin-top="7.45pt"/>
    </style:style>
    <style:style style:name="P18" style:family="paragraph">
      <style:paragraph-properties fo:line-height="100.00%" fo:text-align="left" fo:margin-left="156.55pt" fo:text-indent="0.00pt" fo:margin-top="7.45pt"/>
    </style:style>
    <style:style style:name="P19" style:family="paragraph">
      <style:paragraph-properties fo:line-height="100.00%" fo:text-align="left" fo:margin-left="156.35pt" fo:text-indent="0.00pt" fo:margin-top="7.45pt"/>
    </style:style>
    <style:style style:name="P20" style:family="paragraph">
      <style:paragraph-properties fo:line-height="100.00%" fo:text-align="left" fo:margin-left="156.15pt" fo:text-indent="0.00pt" fo:margin-top="7.45pt"/>
    </style:style>
    <style:style style:name="P21" style:family="paragraph">
      <style:paragraph-properties fo:line-height="100.00%" fo:text-align="left" fo:margin-left="156.40pt" fo:text-indent="0.00pt" fo:margin-top="7.45pt"/>
    </style:style>
    <style:style style:name="P22" style:family="paragraph">
      <style:paragraph-properties fo:line-height="100.00%" fo:text-align="left" fo:margin-left="1.30pt" fo:text-indent="0.00pt" fo:margin-top="15.45pt"/>
    </style:style>
    <style:style style:name="P23" style:family="paragraph">
      <style:paragraph-properties fo:line-height="100.00%" fo:text-align="left" fo:margin-left="157.10pt" fo:text-indent="0.00pt" fo:margin-top="9.80pt"/>
    </style:style>
    <style:style style:name="P24" style:family="paragraph">
      <style:paragraph-properties fo:line-height="100.00%" fo:text-align="left" fo:margin-left="156.45pt" fo:text-indent="0.50pt" fo:margin-right="14.05pt" fo:margin-top="7.45pt"/>
    </style:style>
    <style:style style:name="P25" style:family="paragraph">
      <style:paragraph-properties fo:line-height="100.00%" fo:text-align="left" fo:margin-left="156.35pt" fo:text-indent="0.00pt" fo:margin-top="1.65pt"/>
    </style:style>
    <style:style style:name="P26" style:family="paragraph">
      <style:paragraph-properties fo:line-height="100.00%" fo:text-align="left" fo:margin-left="156.15pt" fo:text-indent="0.00pt" fo:margin-top="7.45pt"/>
    </style:style>
    <style:style style:name="P27" style:family="paragraph">
      <style:paragraph-properties fo:line-height="100.00%" fo:text-align="left" fo:margin-left="156.45pt" fo:text-indent="0.00pt" fo:margin-right="30.70pt" fo:margin-top="7.45pt"/>
    </style:style>
    <style:style style:name="P28" style:family="paragraph">
      <style:paragraph-properties fo:line-height="100.00%" fo:text-align="left" fo:margin-left="156.55pt" fo:text-indent="0.00pt" fo:margin-top="1.65pt"/>
    </style:style>
    <style:style style:name="P29" style:family="paragraph">
      <style:paragraph-properties fo:line-height="100.00%" fo:text-align="left" fo:margin-left="0.35pt" fo:text-indent="0.00pt" fo:margin-top="18.45pt"/>
    </style:style>
    <style:style style:name="P30" style:family="paragraph">
      <style:paragraph-properties fo:line-height="100.00%" fo:text-align="left" fo:margin-left="1.30pt" fo:text-indent="0.00pt" fo:margin-top="19.80pt"/>
    </style:style>
    <style:style style:name="P31" style:family="paragraph">
      <style:paragraph-properties fo:line-height="100.00%" fo:text-align="left" fo:margin-left="156.40pt" fo:text-indent="0.00pt" fo:margin-top="9.80pt"/>
    </style:style>
    <style:style style:name="P32" style:family="paragraph">
      <style:paragraph-properties fo:line-height="100.00%" fo:text-align="left" fo:margin-left="1.30pt" fo:text-indent="0.00pt" fo:margin-top="15.45pt"/>
    </style:style>
    <style:style style:name="P33" style:family="paragraph">
      <style:paragraph-properties fo:line-height="100.00%" fo:text-align="left" fo:margin-left="156.40pt" fo:text-indent="0.00pt" fo:margin-top="9.80pt"/>
    </style:style>
    <style:style style:name="P34" style:family="paragraph">
      <style:paragraph-properties fo:line-height="100.00%" fo:text-align="left" fo:margin-left="1.00pt" fo:text-indent="0.00pt"/>
    </style:style>
    <style:style style:name="P35" style:family="paragraph">
      <style:paragraph-properties fo:line-height="100.00%" fo:text-align="left" fo:margin-left="156.80pt" fo:text-indent="0.00pt" fo:margin-top="19.80pt"/>
    </style:style>
    <style:style style:name="P36" style:family="paragraph">
      <style:paragraph-properties fo:line-height="100.00%" fo:text-align="left" fo:margin-left="156.45pt" fo:text-indent="0.00pt" fo:margin-top="7.45pt"/>
    </style:style>
    <style:style style:name="P37" style:family="paragraph">
      <style:paragraph-properties fo:line-height="100.00%" fo:text-align="left" fo:margin-left="157.05pt" fo:text-indent="0.00pt" fo:margin-top="7.45pt"/>
    </style:style>
    <style:style style:name="P38" style:family="paragraph">
      <style:paragraph-properties fo:line-height="100.00%" fo:text-align="left" fo:margin-left="156.45pt" fo:text-indent="0.00pt" fo:margin-top="7.45pt"/>
    </style:style>
    <style:style style:name="P39" style:family="paragraph">
      <style:paragraph-properties fo:line-height="100.00%" fo:text-align="left" fo:margin-left="156.75pt" fo:text-indent="0.00pt" fo:margin-top="7.45pt"/>
    </style:style>
    <style:style style:name="P40" style:family="paragraph">
      <style:paragraph-properties fo:line-height="100.00%" fo:text-align="right" fo:margin-top="4.45pt"/>
    </style:style>
    <style:style style:name="P41" style:family="paragraph">
      <style:paragraph-properties fo:line-height="100.00%" fo:text-align="left" fo:margin-left="155.95pt" fo:text-indent="0.00pt" fo:margin-top="15.45pt"/>
    </style:style>
    <style:style style:name="P42" style:family="paragraph">
      <style:paragraph-properties fo:line-height="100.00%" fo:text-align="left" fo:margin-left="156.75pt" fo:text-indent="0.00pt" fo:margin-top="7.45pt"/>
    </style:style>
    <style:style style:name="P43" style:family="paragraph">
      <style:paragraph-properties fo:line-height="100.00%" fo:text-align="left" fo:margin-left="156.80pt" fo:text-indent="0.00pt" fo:margin-top="7.45pt"/>
    </style:style>
    <style:style style:name="P44" style:family="paragraph">
      <style:paragraph-properties fo:line-height="100.00%" fo:text-align="left" fo:margin-left="156.20pt" fo:text-indent="0.00pt" fo:margin-top="7.45pt"/>
    </style:style>
    <style:style style:name="P45" style:family="paragraph">
      <style:paragraph-properties fo:line-height="100.00%" fo:text-align="left" fo:margin-left="156.80pt" fo:text-indent="0.00pt" fo:margin-top="7.45pt"/>
    </style:style>
    <style:style style:name="P46" style:family="paragraph">
      <style:paragraph-properties fo:line-height="100.00%" fo:text-align="left" fo:margin-left="156.15pt" fo:text-indent="0.00pt" fo:margin-top="15.45pt"/>
    </style:style>
    <style:style style:name="P47" style:family="paragraph">
      <style:paragraph-properties fo:line-height="100.00%" fo:text-align="left" fo:margin-left="156.45pt" fo:text-indent="0.00pt" fo:margin-top="7.45pt"/>
    </style:style>
    <style:style style:name="P48" style:family="paragraph">
      <style:paragraph-properties fo:line-height="100.00%" fo:text-align="left" fo:margin-left="156.80pt" fo:text-indent="0.00pt" fo:margin-top="7.45pt"/>
    </style:style>
    <style:style style:name="P49" style:family="paragraph">
      <style:paragraph-properties fo:line-height="100.00%" fo:text-align="left" fo:margin-left="156.45pt" fo:text-indent="0.00pt" fo:margin-top="7.45pt"/>
    </style:style>
  </office:automatic-styles>
  <office:body>
    <office:text>
      <text:p text:style-name="P1"><text:span text:style-name="T1">Phillip Stewart </text:span></text:p>
      <text:p text:style-name="P2"><text:span text:style-name="T2">Team Lead </text:span></text:p>
      <text:p text:style-name="P3"><text:span text:style-name="T3">Address<text:s/></text:span><text:span text:style-name="T4">22 Clarridge CRT </text:span></text:p>
      <text:p text:style-name="P4"><text:span text:style-name="T4">Brampton, On L6X 3N3 </text:span></text:p>
      <text:p text:style-name="P5"><text:span text:style-name="T5">Phone<text:s/></text:span><text:span text:style-name="T6">14165094510 </text:span></text:p>
      <text:p text:style-name="P6"><text:span text:style-name="T7">Email</text:span><text:span text:style-name="T8"><text:s/></text:span><text:span text:style-name="T9">Phil.stew@live.ca </text:span></text:p>
      <text:p text:style-name="P7"><text:span text:style-name="T9">Team player with over 12 years experience, goal-oriented, and possesses excellent customer service skills. Adept in working under pressure and has the ability to influence others which has increased production. Thus becoming "Star of the Month" on numerous occasions. </text:span></text:p>
      <text:p text:style-name="P8"><text:span text:style-name="T10">Experience </text:span></text:p>
      <text:p text:style-name="P9"><text:span text:style-name="T11">2013 - present<text:s/></text:span><text:span text:style-name="T12">PDC Night shift Ops </text:span></text:p>
      <text:p text:style-name="P10"><text:span text:style-name="T13">Walmart Logistics </text:span></text:p>
      <text:p text:style-name="P11"><text:span text:style-name="T14">1. Perform putaways and letdowns. </text:span></text:p>
      <text:p text:style-name="P12"><text:span text:style-name="T14">2. Assist in new reach driver training. </text:span></text:p>
      <text:p text:style-name="P13"><text:span text:style-name="T14">3. Load D-stalker. </text:span></text:p>
      <text:p text:style-name="P14"><text:span text:style-name="T14">4. Order selected using Headsets. </text:span></text:p>
      <text:p text:style-name="P15"><text:span text:style-name="T15">2013 - present<text:s/></text:span><text:span text:style-name="T16">Walmart DA receiver, Days </text:span></text:p>
      <text:p text:style-name="P16"><text:span text:style-name="T17">Walmart Logistics </text:span></text:p>
      <text:p text:style-name="P17"><text:span text:style-name="T18">1. Receive products with RDS. </text:span></text:p>
      <text:p text:style-name="P18"><text:span text:style-name="T18">2.<text:s/></text:span><text:span text:style-name="T19">Maintain a clean</text:span><text:span text:style-name="T20"><text:s/>work environment. </text:span></text:p>
      <text:p text:style-name="P19"><text:span text:style-name="T20">3. Finalize receivers for live loads. </text:span></text:p>
      <text:p text:style-name="P20"><text:span text:style-name="T20">4.Take merchandise to 271 for issue resolution. </text:span></text:p>
      <text:p text:style-name="P21"><text:span text:style-name="T20">5. Unload trailers with pacer upon authorization. </text:span></text:p>
      <text:p text:style-name="P22"><text:span text:style-name="T21">2006 - 2013<text:s/></text:span><text:span text:style-name="T22">Supervisor </text:span></text:p>
      <text:p text:style-name="P23"><text:span text:style-name="T23">Wild Water Kingdom- ICS Navelle Jones </text:span></text:p>
      <text:p text:style-name="P24"><text:span text:style-name="T24">1. Manage the ground crew of over 20 employees to ensure that the park operates smoothly and remains clean. 2. Organize monthly meetings, provide feedback and<text:s/></text:span><text:span text:style-name="T25">develop</text:span><text:span text:style-name="T26"><text:s/>new strategies in order to meet customers and employee’s needs. </text:span></text:p>
      <text:p text:style-name="P25"><text:span text:style-name="T26">3. Responsible for performance reviews and appraisals for the team. </text:span></text:p>
      <text:p text:style-name="P26"><text:span text:style-name="T26">4. Coach and develop employees skills to optimize their performance and quality. </text:span></text:p>
      <text:p text:style-name="P27"><text:span text:style-name="T26">5. Identify operational issues, opportunities to improve to the function and develop solutions while maintaining quotas and objectives. </text:span></text:p>
      <text:p text:style-name="P28"><text:span text:style-name="T26">6. Ensure/manage schedule adherence and agent productivity. </text:span></text:p>
      <text:p text:style-name="P29"><text:span text:style-name="T27">Education </text:span></text:p>
      <text:p text:style-name="P30"><text:span text:style-name="T28">2014 - 2015<text:s/></text:span><text:span text:style-name="T29">North American Trade School </text:span></text:p>
      <text:p text:style-name="P31"><text:span text:style-name="T30">• Electrical Apprentice Diploma 2014-2015 </text:span></text:p>
      <text:p text:style-name="P32"><text:span text:style-name="T31">2006 - 2010<text:s/></text:span><text:span text:style-name="T32">Lincoln M. Alexander Secondary School </text:span></text:p>
      <text:p text:style-name="P33"><text:span text:style-name="T33">• High School Diploma 2006 – 2010</text:span></text:p>
      <text:p text:style-name="P34"><text:span text:style-name="T34">Skills </text:span></text:p>
      <text:p text:style-name="P35"><text:span text:style-name="T35">ProficientinUsingMicrosoftSoftware</text:span><text:span text:style-name="T36">(</text:span><text:span text:style-name="T37">Excel</text:span><text:span text:style-name="T38">: tables, </text:span></text:p>
      <text:p text:style-name="P36"><text:span text:style-name="T38">data visualization and interpretation) Competent in </text:span></text:p>
      <text:p text:style-name="P37"><text:span text:style-name="T38">Microsoft (creating and modifying databases, tables, </text:span></text:p>
      <text:p text:style-name="P38"><text:span text:style-name="T38">queries and reports). Proficient in Microsoft<text:s/></text:span><text:span text:style-name="T39">Word </text:span></text:p>
      <text:p text:style-name="P39"><text:span text:style-name="T40">(typing, creating documents like letters, memos) </text:span></text:p>
      <text:p text:style-name="P40"><text:span text:style-name="T40">advanced </text:span></text:p>
      <text:p text:style-name="P41"><text:span text:style-name="T41">TalentedinCustomerServiceandAbilitytoLead </text:span></text:p>
      <text:p text:style-name="P42"><text:span text:style-name="T42">(Patient,<text:s/></text:span><text:span text:style-name="T43">clear communication skills</text:span><text:span text:style-name="T44">, goal oriented, team </text:span></text:p>
      <text:p text:style-name="P42"><text:span text:style-name="T44">player,<text:s/></text:span><text:span text:style-name="T45">attentive to the company's needs</text:span><text:span text:style-name="T46">,<text:s/></text:span><text:span text:style-name="T47">excellent time</text:span><text:span text:style-name="T48"><text:s/></text:span></text:p>
      <text:p text:style-name="P43"><text:span text:style-name="T49">management skills</text:span><text:span text:style-name="T50">,<text:s/></text:span><text:span text:style-name="T51">ability to work under stressful</text:span><text:span text:style-name="T52"><text:s/></text:span></text:p>
      <text:p text:style-name="P44"><text:span text:style-name="T52">situations, intrinsically motivated, and skilled at </text:span></text:p>
      <text:p text:style-name="P45"><text:span text:style-name="T52">motivating others) </text:span></text:p>
      <text:p text:style-name="P46"><text:span text:style-name="T53">Advanced Product Knowledge<text:s/></text:span><text:span text:style-name="T54">(Abreast of safety </text:span></text:p>
      <text:p text:style-name="P47"><text:span text:style-name="T55">guidelines and procedures</text:span><text:span text:style-name="T56">, competent inshippingand </text:span></text:p>
      <text:p text:style-name="P48"><text:span text:style-name="T57">receiving stock</text:span><text:span text:style-name="T58">;<text:s/></text:span><text:span text:style-name="T59">inventory manually and computerized</text:span><text:span text:style-name="T60">, </text:span></text:p>
      <text:p text:style-name="P49"><text:span text:style-name="T60">organize and conduct meetings and provide feedback in </text:span></text:p>
      <text:p text:style-name="P49"><text:span text:style-name="T60">order to increase productivity.)</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